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color="#000000" style:font-name="Bahnschrift" fo:font-size="10pt" fo:font-weight="normal"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fo:color="#000000" style:font-name="Bahnschrift" fo:font-size="10pt" fo:font-weight="normal" style:font-size-asian="10pt" style:font-weight-asian="normal" style:font-size-complex="10pt" style:font-weight-complex="normal"/>
    </style:style>
    <style:style style:name="P4" style:family="paragraph" style:parent-style-name="Heading_20_1">
      <style:paragraph-properties fo:text-align="center" style:justify-single-word="false"/>
      <style:text-properties fo:color="#ff9900" style:font-name="Bahnschrift Condensed"/>
    </style:style>
    <style:style style:name="P5" style:family="paragraph" style:parent-style-name="Text_20_body">
      <style:paragraph-properties fo:text-align="center" style:justify-single-word="false"/>
      <style:text-properties fo:color="#ff9900" style:font-name="Bahnschrift Condensed"/>
    </style:style>
    <style:style style:name="P6" style:family="paragraph" style:parent-style-name="Text_20_body" style:list-style-name="L1">
      <style:paragraph-properties fo:text-align="justify" style:justify-single-word="false"/>
      <style:text-properties fo:color="#ff9900" style:font-name="Bahnschrift" fo:font-size="10pt" fo:font-weight="bold" style:font-size-asian="10pt" style:font-weight-asian="bold" style:font-size-complex="10pt" style:font-weight-complex="bold"/>
    </style:style>
    <style:style style:name="P7" style:family="paragraph" style:parent-style-name="Text_20_body" style:list-style-name="L2">
      <style:paragraph-properties fo:text-align="justify" style:justify-single-word="false"/>
      <style:text-properties fo:color="#ff9900" style:font-name="Bahnschrift" fo:font-size="10pt" fo:font-weight="bold" style:font-size-asian="10pt" style:font-weight-asian="bold" style:font-size-complex="10pt" style:font-weight-complex="bold"/>
    </style:style>
    <style:style style:name="P8" style:family="paragraph" style:parent-style-name="Text_20_body">
      <style:paragraph-properties fo:text-align="start" style:justify-single-word="false"/>
      <style:text-properties fo:color="#ff9900" fo:font-weight="bold" style:font-weight-asian="bold" style:font-weight-complex="bold"/>
    </style:style>
    <style:style style:name="P9" style:family="paragraph" style:parent-style-name="Text_20_body">
      <style:paragraph-properties fo:text-align="start" style:justify-single-word="false"/>
      <style:text-properties fo:color="#000000" style:font-name="Bahnschrift" fo:font-size="10pt" fo:font-weight="normal" style:font-size-asian="10pt" style:font-weight-asian="normal" style:font-size-complex="10pt"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list-style-name="L4">
      <style:paragraph-properties fo:text-align="start" style:justify-single-word="false"/>
    </style:style>
    <style:style style:name="T1" style:family="text">
      <style:text-properties fo:color="#ff9900" style:font-name="Bahnschrift" fo:font-size="10pt" fo:font-style="italic" style:text-underline-style="none" fo:font-weight="normal" style:font-size-asian="10pt" style:font-style-asian="italic" style:font-weight-asian="normal" style:font-size-complex="10pt" style:font-style-complex="italic" style:font-weight-complex="normal"/>
    </style:style>
    <style:style style:name="T2" style:family="text">
      <style:text-properties fo:color="#ff9900" style:font-name="Bahnschrift"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fo:color="#ff9900" style:font-name="Bahnschrift" fo:font-size="10pt" fo:font-weight="normal" style:font-size-asian="10pt" style:font-weight-asian="normal" style:font-size-complex="10pt" style:font-weight-complex="normal"/>
    </style:style>
    <style:style style:name="T4" style:family="text">
      <style:text-properties fo:color="#ff9900" style:font-name="Bahnschrift" fo:font-size="10pt" style:text-underline-style="none" fo:font-weight="normal" style:font-size-asian="10pt" style:font-weight-asian="normal" style:font-size-complex="10pt" style:font-weight-complex="normal"/>
    </style:style>
    <style:style style:name="T5" style:family="text">
      <style:text-properties fo:color="#ff9900" style:font-name="Bahnschrift" fo:font-size="10pt" fo:font-weight="bold" style:font-size-asian="10pt" style:font-weight-asian="bold" style:font-size-complex="10pt" style:font-weight-complex="bold"/>
    </style:style>
    <style:style style:name="T6" style:family="text">
      <style:text-properties fo:color="#000000" style:font-name="Bahnschrift" fo:font-size="10pt" fo:font-weight="normal" style:font-size-asian="10pt" style:font-weight-asian="normal" style:font-size-complex="10pt" style:font-weight-complex="normal"/>
    </style:style>
    <style:style style:name="T7" style:family="text">
      <style:text-properties fo:color="#000000" style:font-name="Bahnschrift" fo:font-size="10pt" fo:font-style="italic" style:text-underline-style="none" fo:font-weight="normal" style:font-size-asian="10pt" style:font-style-asian="italic" style:font-weight-asian="normal" style:font-size-complex="10pt" style:font-style-complex="italic" style:font-weight-complex="normal"/>
    </style:style>
    <style:style style:name="T8" style:family="text">
      <style:text-properties fo:color="#000000" style:font-name="Bahnschrift"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color="#000000" style:font-name="Bahnschrift"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color="#000000" style:font-name="Bahnschrift" fo:font-size="10pt" style:font-size-asian="10pt" style:font-size-complex="10pt"/>
    </style:style>
    <style:style style:name="T11" style:family="text">
      <style:text-properties style:font-name="Bahnschrift" fo:font-size="10pt" fo:font-weight="normal" style:font-size-asian="10pt" style:font-weight-asian="normal" style:font-size-complex="10pt" style:font-weight-complex="normal"/>
    </style:style>
    <style:style style:name="T12" style:family="text">
      <style:text-properties style:font-name="Bahnschrift"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Fake Terminal - An in-game MS-DOS style PC</text:h>
      <text:p text:style-name="P5"/>
      <text:p text:style-name="P2">Fake Terminal is a script that works with a Text object. It manipulates the strings of the Text object to simulate an old-style PC, where commands are entered by keyboard.<text:line-break/></text:p>
      <text:p text:style-name="P3"/>
      <text:list xml:id="list5628455487889559216" text:style-name="L1">
        <text:list-item>
          <text:p text:style-name="P6">HOW TO USE:</text:p>
        </text:list-item>
      </text:list>
      <text:p text:style-name="P2">- Create a world canvas with a Text.</text:p>
      <text:p text:style-name="P2">- Add Fake Terminal script as component to the Text.<text:line-break/></text:p>
      <text:p text:style-name="P3"/>
      <text:list xml:id="list3947172639655460235" text:style-name="L2">
        <text:list-item>
          <text:p text:style-name="P7">HOW TO SET UP IN EDITOR:</text:p>
        </text:list-item>
      </text:list>
      <text:p text:style-name="P1"><text:span text:style-name="T7">- </text:span><text:span text:style-name="T1">admin_RequestLogin</text:span><text:span text:style-name="T6"> is a bool variable. Set it true if you want to request the password when the terminal is activated.<text:line-break/></text:span></text:p>
      <text:p text:style-name="P1"><text:span text:style-name="T6">- </text:span><text:span text:style-name="T2">admin_Password</text:span><text:span text:style-name="T3"> </text:span><text:span text:style-name="T6">is a string. Choose the password. If you leave it blanck the password will be 12345 by deafult.<text:line-break/></text:span></text:p>
      <text:p text:style-name="P1"><text:span text:style-name="T6">- </text:span><text:span text:style-name="T2">admin_AutoLogOut</text:span><text:span text:style-name="T6"> is a bool variable. Set it true if you want to log out when you shutdown the terminal. This means you have to insert again the password when you use the terminal again.<text:line-break/></text:span></text:p>
      <text:p text:style-name="P1"><text:span text:style-name="T9">- </text:span><text:span text:style-name="T2">text_ForceCapsLock</text:span><text:span text:style-name="T6">. If it's true all the text will be capitalized.<text:line-break/></text:span></text:p>
      <text:p text:style-name="P1"><text:span text:style-name="T9">-</text:span><text:span text:style-name="T8"> </text:span><text:span text:style-name="T2">key_TurnOn</text:span><text:span text:style-name="T6">. Choose the key you want to use to turn on the terminal.<text:line-break/></text:span></text:p>
      <text:p text:style-name="P1"><text:span text:style-name="T9">-</text:span><text:span text:style-name="T8"> </text:span><text:span text:style-name="T2">key_UseKeyToShutDown</text:span><text:span text:style-name="T6"> can be set true if you want to shut down the terminal using a key. Otherwise, you should set a command to write for shuting down the terminal. <text:line-break/></text:span></text:p>
      <text:p text:style-name="P1"><text:span text:style-name="T6">- </text:span><text:span text:style-name="T2">terminal_PoVOffset</text:span><text:span text:style-name="T6"> is a Vector3. Use those values to set the position of the camera in front of the terminal, moving it along the Text object axes (rotation is handled automatically).<text:line-break/></text:span></text:p>
      <text:p text:style-name="P1"><text:span text:style-name="T6">- </text:span><text:span text:style-name="T2">terminal_ActivationTransitionSpeed</text:span><text:span text:style-name="T6"> is a float variable. A high value increases the camera speed to move from its position, when the key that activates the terminal is pressed, to the position in front of the terminal.<text:line-break/></text:span></text:p>
      <text:p text:style-name="P1"><text:span text:style-name="T6">- </text:span><text:span text:style-name="T8">t</text:span><text:span text:style-name="T2">erminal_ShutDownTransitionSpeed</text:span><text:span text:style-name="T6">. Set a high value to move the camera from the terminal to its starting position.<text:line-break/></text:span></text:p>
      <text:p text:style-name="P1"><text:span text:style-name="T6">- </text:span><text:span text:style-name="T2">player_CharController</text:span><text:span text:style-name="T6">. If your player uses a CharacterController to move, this script automatically deactivates it when you're using the terminal.<text:line-break/></text:span></text:p>
      <text:p text:style-name="P1"><text:span text:style-name="T6">- </text:span><text:span text:style-name="T2">player_Camera</text:span><text:span text:style-name="T6">. It's the main camera.<text:line-break/></text:span></text:p>
      <text:p text:style-name="P1"><text:span text:style-name="T6">- </text:span><text:span text:style-name="T2">inputs_Help</text:span><text:span text:style-name="T6"> is an array of strings. The script compares those strings with your input string. The relative function starts if they are the same.<text:line-break/></text:span></text:p>
      <text:p text:style-name="P1"><text:span text:style-name="T6">- </text:span><text:span text:style-name="T8">i</text:span><text:span text:style-name="T2">nputs_Clear</text:span><text:span text:style-name="T6">. This command removes all the lines on the screen.</text:span></text:p>
      <text:p text:style-name="P1"><text:soft-page-break/><text:span text:style-name="T6">- </text:span><text:span text:style-name="T2">input_ShutDown</text:span><text:span text:style-name="T6">. Those string are your command to shut down the terminal (it works only if </text:span><text:span text:style-name="T9">key_UseKeyToShutDown is false)</text:span><text:span text:style-name="T6">.<text:line-break/></text:span></text:p>
      <text:p text:style-name="P1"><text:span text:style-name="T6">- </text:span><text:span text:style-name="T2">text_Intro</text:span><text:span text:style-name="T6">. Write your custom message to be displayed when the terminal starts.<text:line-break/></text:span></text:p>
      <text:p text:style-name="P1"><text:span text:style-name="T6">- </text:span><text:span text:style-name="T2">text_Error</text:span><text:span text:style-name="T6">. Write the error message to be displayed when the called command is nonexistent.<text:line-break/></text:span></text:p>
      <text:p text:style-name="P1"><text:span text:style-name="T6">- </text:span><text:span text:style-name="T2">text_Help</text:span><text:span text:style-name="T6">. Write the help message to be displayed when you use the relative command.<text:line-break/></text:span></text:p>
      <text:p text:style-name="P1"><text:span text:style-name="T6">- </text:span><text:span text:style-name="T2">text_AccessNegate</text:span><text:span text:style-name="T6">. If the password is wrong, terminal shows this message.<text:line-break/></text:span></text:p>
      <text:p text:style-name="P1"><text:span text:style-name="T6">- </text:span><text:span text:style-name="T2">text_AccessGranted</text:span><text:span text:style-name="T6">. If the password is right, terminal shows this message.<text:line-break/></text:span></text:p>
      <text:p text:style-name="P1"><text:span text:style-name="T6">- </text:span><text:span text:style-name="T2">text_ShutDownKey</text:span><text:span text:style-name="T6">. Print these strings at the end of the help message if </text:span><text:span text:style-name="T9">key_UseKeyToShutDown is true. Use them to show the key to press for shutting down the terminal.<text:line-break/></text:span></text:p>
      <text:p text:style-name="P1"><text:span text:style-name="T6">- </text:span><text:span text:style-name="T2">text_ShutDownCommand</text:span><text:span text:style-name="T6">. Print these strings at the end of the help message if </text:span><text:span text:style-name="T9">key_UseKeyToShutDown is false. Use them to show the command for shutting down the terminal.<text:line-break/></text:span></text:p>
      <text:p text:style-name="P1"><text:span text:style-name="T6">- </text:span><text:span text:style-name="T2">intro_TimeToPrintLine</text:span><text:span text:style-name="T6">. It's the time that passes before display the next string of text_Intro array.<text:line-break/></text:span></text:p>
      <text:p text:style-name="P1"><text:span text:style-name="T6">- </text:span><text:span text:style-name="T2">text_MaxStringsOnScreen</text:span><text:span text:style-name="T6">. You have to manually set the maximum lines that can be showed on the fake screen.<text:line-break/></text:span></text:p>
      <text:p text:style-name="P1"><text:span text:style-name="T6">- </text:span><text:span text:style-name="T2">text_MaxCharsInString</text:span><text:span text:style-name="T6">. This integer value sets the maximum number of characters for each line. Use this to avoid text to go off-screen.<text:line-break/></text:span></text:p>
      <text:p text:style-name="P1"><text:span text:style-name="T6">- </text:span><text:span text:style-name="T2">cursor_Char</text:span><text:span text:style-name="T6">. This character is the cursor showed on the screen.<text:line-break/></text:span></text:p>
      <text:p text:style-name="P1"><text:span text:style-name="T6">- </text:span><text:span text:style-name="T2">cursor_BlinkingTime</text:span><text:span text:style-name="T6">. The cursor blinks, so you can choose how fast it has to.<text:line-break/></text:span></text:p>
      <text:p text:style-name="P2"/>
      <text:list xml:id="list41497874" text:continue-numbering="true" text:style-name="L2">
        <text:list-item>
          <text:p text:style-name="P7">HOW TO ADD A CUSTOM FUNCTION:</text:p>
        </text:list-item>
      </text:list>
      <text:p text:style-name="P1"><text:span text:style-name="T6">Let's make an example. We want to add a command that allows us to unlock a door through the terminal.<text:line-break/><text:line-break/>Fist of all, we should have a personal script that controls the door (let's call it DoorController).<text:line-break/><text:line-break/><text:tab/></text:span><text:span text:style-name="T4">public DoorController dc;<text:line-break/></text:span><text:span text:style-name="T6"><text:line-break/><text:line-break/>Then we need an array that stores all the input as strings (like /UNLOCK_DOOR).<text:line-break/><text:line-break/><text:tab/></text:span><text:span text:style-name="T4">public string[] inputs_UnlockDoor;<text:line-break/></text:span><text:span text:style-name="T6"><text:line-break/><text:line-break/>If we want to print a message when we use the command /UNLOCK_DOOR, we need another array of strings.<text:line-break/><text:line-break/><text:line-break/><text:tab/></text:span><text:span text:style-name="T4">public string[] text_UnlockDoor;</text:span><text:span text:style-name="T6"><text:line-break/><text:line-break/></text:span><text:soft-page-break/><text:span text:style-name="T6">Naturally, we need to create a new custom function to print the message.<text:line-break/><text:line-break/><text:tab/></text:span><text:span text:style-name="T3">private void PrintUnlockDoor()<text:line-break/> <text:s text:c="3"/><text:tab/>{<text:line-break/> <text:s text:c="7"/><text:tab/><text:tab/>foreach(string line in text_UnlockDoor)<text:line-break/> <text:s text:c="7"/><text:tab/><text:tab/>{<text:tab/><text:line-break/> <text:s text:c="11"/><text:tab/><text:tab/><text:tab/>AddLineToList(line);<text:line-break/> <text:s text:c="7"/><text:tab/><text:tab/>}<text:line-break/><text:tab/>}<text:line-break/></text:span><text:span text:style-name="T6"><text:line-break/><text:line-break/>Now it's time to add some lines of code to the function TerminalInput() because we need to compare the command /UNLOCK_DOOR with the keyboard input string. To do this, we add the code inside this if statement: "if(outputText[actualLine].Replace("" + cursor_Char, "").Length &gt; lineIntro.Length)".<text:line-break/><text:line-break/> <text:s text:c="3"/><text:tab/></text:span><text:span text:style-name="T3">foreach(string input_Example in inputs_Example)<text:line-break/> <text:s text:c="3"/><text:tab/>{<text:line-break/> <text:s text:c="7"/><text:tab/><text:tab/>if(outputText[actualLine].Length &gt;= lineIntro.Length)<text:line-break/> <text:s text:c="7"/><text:tab/><text:tab/>{<text:line-break/> <text:s text:c="11"/><text:tab/><text:tab/><text:tab/>if(outputText[actualLine].Replace("" + cursor_Char, "").Substring(lineIntro.Length) == <text:tab/><text:tab/><text:tab/>input_Example)<text:line-break/> <text:s text:c="13"/><text:tab/><text:tab/>{<text:line-break/> <text:s text:c="15"/><text:tab/><text:tab/><text:tab/>printError = false;<text:line-break/><text:line-break/> <text:s text:c="15"/><text:tab/><text:tab/><text:tab/>PrintUnlockDoor();<text:line-break/> <text:s text:c="15"/><text:line-break/> <text:s text:c="15"/><text:tab/><text:tab/><text:tab/>dc.UnlockDoorFunction();<text:line-break/> <text:s text:c="11"/><text:tab/><text:tab/><text:tab/>}<text:line-break/> <text:s text:c="7"/><text:tab/><text:tab/>}<text:line-break/> <text:s text:c="3"/><text:tab/>}<text:line-break/></text:span><text:span text:style-name="T6"><text:line-break/><text:line-break/>And that's all. If somebody writes /UNLOCK_DOOR on the terminal and he presses Enter, will be displayed a message and the placeholder function UnlockDoorFunction() of our placeholder script DoorController will be called.</text:span></text:p>
      <text:p text:style-name="P1"><text:span text:style-name="T6"><text:line-break/></text:span></text:p>
      <text:list xml:id="list8616756450243167666" text:style-name="L4">
        <text:list-item>
          <text:p text:style-name="P11"><text:span text:style-name="T5">CONTACT: </text:span></text:p>
        </text:list-item>
      </text:list>
      <text:p text:style-name="P8"><text:span text:style-name="T6">If you have any questions or need support send a mail to </text:span><text:span text:style-name="T11">procedural.imagination@gmail.com</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3T17:38:15.81</meta:creation-date>
    <dc:date>2020-06-13T21:29:58.03</dc:date>
    <meta:editing-duration>PT3H35M38S</meta:editing-duration>
    <meta:editing-cycles>7</meta:editing-cycles>
    <meta:generator>OpenOffice/4.1.7$Win32 OpenOffice.org_project/417m1$Build-9800</meta:generator>
    <meta:document-statistic meta:table-count="0" meta:image-count="0" meta:object-count="0" meta:page-count="3" meta:paragraph-count="37" meta:word-count="787" meta:character-count="5185"/>
  </office:meta>
</office:document-meta>
</file>